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a276" officeooo:paragraph-rsid="0018a276"/>
    </style:style>
    <style:style style:name="P2" style:family="paragraph" style:parent-style-name="Standard">
      <style:text-properties officeooo:rsid="001a40af" officeooo:paragraph-rsid="00211dc1"/>
    </style:style>
    <style:style style:name="P3" style:family="paragraph" style:parent-style-name="Standard">
      <style:text-properties officeooo:rsid="002395e3" officeooo:paragraph-rsid="002395e3"/>
    </style:style>
    <style:style style:name="P4" style:family="paragraph" style:parent-style-name="Standard">
      <style:text-properties officeooo:rsid="00344158" officeooo:paragraph-rsid="00344158"/>
    </style:style>
    <style:style style:name="T1" style:family="text">
      <style:text-properties officeooo:rsid="001997b5"/>
    </style:style>
    <style:style style:name="T2" style:family="text">
      <style:text-properties officeooo:rsid="001a40af"/>
    </style:style>
    <style:style style:name="T3" style:family="text">
      <style:text-properties officeooo:rsid="001b6b5d"/>
    </style:style>
    <style:style style:name="T4" style:family="text">
      <style:text-properties officeooo:rsid="001ce04c"/>
    </style:style>
    <style:style style:name="T5" style:family="text">
      <style:text-properties officeooo:rsid="001e9b5a"/>
    </style:style>
    <style:style style:name="T6" style:family="text">
      <style:text-properties officeooo:rsid="001f85dd"/>
    </style:style>
    <style:style style:name="T7" style:family="text">
      <style:text-properties officeooo:rsid="0020da73"/>
    </style:style>
    <style:style style:name="T8" style:family="text">
      <style:text-properties officeooo:rsid="0025ea40"/>
    </style:style>
    <style:style style:name="T9" style:family="text">
      <style:text-properties officeooo:rsid="002a4335"/>
    </style:style>
    <style:style style:name="T10" style:family="text">
      <style:text-properties officeooo:rsid="002b57fd"/>
    </style:style>
    <style:style style:name="T11" style:family="text">
      <style:text-properties officeooo:rsid="002cc689"/>
    </style:style>
    <style:style style:name="T12" style:family="text">
      <style:text-properties officeooo:rsid="002e25e3"/>
    </style:style>
    <style:style style:name="T13" style:family="text">
      <style:text-properties officeooo:rsid="002e2c31"/>
    </style:style>
    <style:style style:name="T14" style:family="text">
      <style:text-properties officeooo:rsid="0031c384"/>
    </style:style>
    <style:style style:name="T15" style:family="text">
      <style:text-properties officeooo:rsid="0031fb61"/>
    </style:style>
    <style:style style:name="T16" style:family="text">
      <style:text-properties officeooo:rsid="003580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 nos jours, l’indépendance est de plus en plus vue de manière méliorative. En effet, si nous ne nous reposons sur rien ni personne alors cela nous rend plus libre ce qui, selon la morale occidentale moderne est positif. Cependant, nous remarquons aussi que cette indépendance vient avec des inconvénients, tout comme la liberté totale ne nous rendrait pas forcément heureux, il semblerait que l’indépendance vienne au coût d’un fort sentiment de solitude. <text:span text:style-name="T1">Nous pouvons donc nous demander s’il est possible d’être trop indépendant. À travers ce devoir, nous nous demanderons d’abord dans quelle mesure il est pertinent de se poser cette question, puis nous verrons si un individu peut être trop indépendant de sa communauté à travers l’exemple du personnage d’Archers puis nous verrons </text:span><text:span text:style-name="T2">si cette réflexion s’applique toujours à notre société actuelle. </text:span></text:p>
      <text:p text:style-name="P1"/>
      <text:p text:style-name="P2">D’un point de vue étymologique, l’indépendance signifie l’absence de dépendance. Il serait donc compliqué dans l’absolu de la quantifier puisqu’il s’agirait d’un système manichéen : ou bien nous dépendons, ne serais-ce qu’un tout petit peu, de quelque chose, auquel cas nous ne sommes pas indépendants, ou bien nous n’en dépendons pas du tout auquel cas nous sommes indépendant. Conceptuellement, nous serions donc indépendants ou non, et il serait absurde <text:span text:style-name="T3">de dire que nous sommes un peu, beaucoup, ou dans notre cas trop indépendant. De plus, nous pouvons définir un individu comme un être autonome qui se suffit à lui-même. </text:span><text:span text:style-name="T4">Ses actions sont donc des choix conscients, et même s’il peut être influencé c’est sa conscience propre qui a le dernier mot, ce qui le rend indépendant par nature. En considérant l’humain comme une machine très complexe, seuls les besoins vitaux sont nécessaires à son fonctionnement, et nous ne serions donc pas dépendants de manière inhérente au reste. </text:span><text:span text:style-name="T5">Enfin, la réponse absolue à cette question est profondément subjective puisqu’il existe des individus vivant complètement en ermite se contentant du minimum vital tout comme il existe des individus ne supportant pas la solitude de manière presque maladive, </text:span><text:span text:style-name="T6">et</text:span><text:span text:style-name="T5"> pour ne pas rester centrés sur l’indépendance sociale qui sera largement abordée dans la suite de ce devoir </text:span><text:span text:style-name="T6">il existe des individus n’ayant jamais bu d’alcool ou consommé de substances psychoactives tandis que d’autres y sont complètement accrocs. Nous ne pouvons donc pas nous demander si un individu peut être trop indépendant en général sans préciser par rapport à quoi. Il semble évidemment absurde de se poser la question pour l’eau la nourriture, le chauffage etc. et l’indépendance totale par rapport à un objet ou une substance nous rapprocherait plus de l’idéal épicurien que d’une problématique sans réponse évidente. </text:span><text:span text:style-name="T7">À travers la suite de ce devoir, nous nous demanderons donc si un individu peut être trop indépendant d’une communauté à laquelle il appartient.</text:span></text:p>
      <text:p text:style-name="P2"/>
      <text:p text:style-name="P3">Une communauté peut être définie comme un ensemble d’individus partageant <text:span text:style-name="T8">les même codes et les même valeurs. </text:span><text:span text:style-name="T9">Ainsi un individu </text:span><text:span text:style-name="T10">en tant qu’entité autonome et autosuffisante partage ces codes et valeurs avec la société, auquel cas il en fait partie, ou bien il ne les partage pas auquel cas il n’en fait plus partie ; or un individu </text:span><text:span text:style-name="T11">peut également être défini comme un être en cours d’individuation, ce qui implique qu’il </text:span><text:span text:style-name="T12">change</text:span><text:span text:style-name="T11"> au cours du temps ; </text:span><text:span text:style-name="T12">lors de son évolution il peut donc être amené à ne plus partager les notions communes d’une communauté à laquelle il appartient. Cela nous est bien illustré par le personnage d’Archers car ce dernier partage initialement les valeurs de la société New-Yorkaise à laquelle il appartient, avant de les remettre en question suite à sa renc</text:span><text:span text:style-name="T13">ontre avec la comtesse Olenska dans sa maison lors du chapitre 9</text:span><text:span text:style-name="T12">. </text:span><text:span text:style-name="T13">Lorsque les idées d’un individu deviennent trop discordantes avec sa communauté alors il ne peut plus être considéré comme y appartenant, il en est donc devenu indépendant. </text:span><text:span text:style-name="T14">Nous retrouvons ainsi le même système binaire </text:span><text:span text:style-name="T15">que celui évoqué plus haut car un individu peut appartenir à une communauté et donc en partager les principes, ou bien il ne partage pas ces derniers et n’appartient donc pas à cette communauté. </text:span></text:p>
      <text:p text:style-name="P4">Cependant, le raisonnement mené jusqu’ici, bien qu’utile pour poser les bases sur lesquelles construire la suite de notre réflexion, se basait principalement sur l’approximation que l’humain soit une machine <text:span text:style-name="T16">nécessitant uniquement du carburant pour continuer à fonctionner.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0-13T15:51:37.162000000</meta:creation-date>
    <dc:date>2024-10-14T22:36:08.522000000</dc:date>
    <meta:editing-duration>P1DT4H50M30S</meta:editing-duration>
    <meta:editing-cycles>15</meta:editing-cycles>
    <meta:generator>LibreOffice/7.1.0.3$Windows_X86_64 LibreOffice_project/f6099ecf3d29644b5008cc8f48f42f4a40986e4c</meta:generator>
    <meta:document-statistic meta:table-count="0" meta:image-count="0" meta:object-count="0" meta:page-count="1" meta:paragraph-count="4" meta:word-count="703" meta:character-count="4403" meta:non-whitespace-character-count="3701"/>
  </office:meta>
</office:document-meta>
</file>